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51.82mm"/>
    </style:style>
    <style:style style:name="co4" style:family="table-column">
      <style:table-column-properties fo:break-before="auto" style:column-width="69.97mm"/>
    </style:style>
    <style:style style:name="co5" style:family="table-column">
      <style:table-column-properties fo:break-before="auto" style:column-width="61.35mm"/>
    </style:style>
    <style:style style:name="co6" style:family="table-column">
      <style:table-column-properties fo:break-before="auto" style:column-width="47.92mm"/>
    </style:style>
    <style:style style:name="co7" style:family="table-column">
      <style:table-column-properties fo:break-before="auto" style:column-width="67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7"/>
  </office:automatic-styles>
  <office:body>
    <office:spreadsheet>
      <table:calculation-settings table:automatic-find-labels="false"/>
      <table:table table:name="PolynomialMultipli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T_NSquare</text:p>
          </table:table-cell>
          <table:table-cell table:style-name="Default" office:value-type="string" calcext:value-type="string">
            <text:p>CPU_NSquare</text:p>
          </table:table-cell>
          <table:table-cell table:style-name="Default" office:value-type="string" calcext:value-type="string">
            <text:p>N^2</text:p>
          </table:table-cell>
          <table:table-cell table:style-name="Default" office:value-type="string" calcext:value-type="string">
            <text:p>CPU_NLog3</text:p>
          </table:table-cell>
          <table:table-cell table:style-name="Default" office:value-type="string" calcext:value-type="string">
            <text:p>nlog3</text:p>
          </table:table-cell>
          <table:table-cell table:style-name="Default" office:value-type="string" calcext:value-type="string">
            <text:p>CPU_NLogN</text:p>
          </table:table-cell>
          <table:table-cell table:style-name="Default" office:value-type="string" calcext:value-type="string">
            <text:p>nlogn</text:p>
          </table:table-cell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0750694302164199" calcext:value-type="float">
            <text:p>0,00007506943021641990</text:p>
          </table:table-cell>
          <table:table-cell table:formula="of:=PRODUCT([.C2];100000)" office:value-type="float" office:value="7.50694302164199" calcext:value-type="float">
            <text:p>7,50694302164199000000</text:p>
          </table:table-cell>
          <table:table-cell office:value-type="float" office:value="0.000228955861466916" calcext:value-type="float">
            <text:p>0,00022895586146691600</text:p>
          </table:table-cell>
          <table:table-cell table:formula="of:=PRODUCT([.E2]*100000)" office:value-type="float" office:value="22.8955861466916" calcext:value-type="float">
            <text:p>22,89558614669160000000</text:p>
          </table:table-cell>
          <table:table-cell office:value-type="float" office:value="0.00222743039781078" calcext:value-type="float">
            <text:p>0,00222743039781078000</text:p>
          </table:table-cell>
          <table:table-cell table:formula="of:=PRODUCT([.G2]*100000)" office:value-type="float" office:value="222.743039781078" calcext:value-type="float">
            <text:p>222,74303978107800000000</text:p>
          </table:table-cell>
          <table:table-cell table:formula="of:=SUM([.C2:.G2])" office:value-type="float" office:value="0.00253145568949412" calcext:value-type="float">
            <text:p>0,00253145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00124779262839246" calcext:value-type="float">
            <text:p>0,00012477926283924600</text:p>
          </table:table-cell>
          <table:table-cell table:formula="of:=PRODUCT([.C3];100000)" office:value-type="float" office:value="12.4779262839246" calcext:value-type="float">
            <text:p>12,47792628392460000000</text:p>
          </table:table-cell>
          <table:table-cell office:value-type="float" office:value="0.000872709377830285" calcext:value-type="float">
            <text:p>0,00087270937783028500</text:p>
          </table:table-cell>
          <table:table-cell table:formula="of:=PRODUCT([.E3]*100000)" office:value-type="float" office:value="87.2709377830285" calcext:value-type="float">
            <text:p>87,27093778302850000000</text:p>
          </table:table-cell>
          <table:table-cell office:value-type="float" office:value="0.00529984220225877" calcext:value-type="float">
            <text:p>0,00529984220225877000</text:p>
          </table:table-cell>
          <table:table-cell table:formula="of:=PRODUCT([.G3]*100000)" office:value-type="float" office:value="529.984220225876" calcext:value-type="float">
            <text:p>529,98422022587600000000</text:p>
          </table:table-cell>
          <table:table-cell table:formula="of:=SUM([.C3:.G3])" office:value-type="float" office:value="0.0062973308429283" calcext:value-type="float">
            <text:p>0,0062973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000294202585394198" calcext:value-type="float">
            <text:p>0,00029420258539419800</text:p>
          </table:table-cell>
          <table:table-cell table:formula="of:=PRODUCT([.C4];100000)" office:value-type="float" office:value="29.4202585394198" calcext:value-type="float">
            <text:p>29,42025853941980000000</text:p>
          </table:table-cell>
          <table:table-cell office:value-type="float" office:value="0.00263195842758246" calcext:value-type="float">
            <text:p>0,00263195842758246000</text:p>
          </table:table-cell>
          <table:table-cell table:formula="of:=PRODUCT([.E4]*100000)" office:value-type="float" office:value="263.195842758246" calcext:value-type="float">
            <text:p>263,19584275824600000000</text:p>
          </table:table-cell>
          <table:table-cell office:value-type="float" office:value="0.0131372595377135" calcext:value-type="float">
            <text:p>0,01313725953771350000</text:p>
          </table:table-cell>
          <table:table-cell table:formula="of:=PRODUCT([.G4]*100000)" office:value-type="float" office:value="1313.72595377135" calcext:value-type="float">
            <text:p>1313,72595377135000000000</text:p>
          </table:table-cell>
          <table:table-cell table:formula="of:=SUM([.C4:.G4])" office:value-type="float" office:value="0.0160634205506901" calcext:value-type="float">
            <text:p>0,01606342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0.000988779009176605" calcext:value-type="float">
            <text:p>0,00098877900917660500</text:p>
          </table:table-cell>
          <table:table-cell table:formula="of:=PRODUCT([.C5];100000)" office:value-type="float" office:value="98.8779009176605" calcext:value-type="float">
            <text:p>98,87790091766050000000</text:p>
          </table:table-cell>
          <table:table-cell office:value-type="float" office:value="0.00858704405474691" calcext:value-type="float">
            <text:p>0,00858704405474691000</text:p>
          </table:table-cell>
          <table:table-cell table:formula="of:=PRODUCT([.E5]*100000)" office:value-type="float" office:value="858.704405474691" calcext:value-type="float">
            <text:p>858,70440547469100000000</text:p>
          </table:table-cell>
          <table:table-cell office:value-type="float" office:value="0.0287418748599114" calcext:value-type="float">
            <text:p>0,02874187485991140000</text:p>
          </table:table-cell>
          <table:table-cell table:formula="of:=PRODUCT([.G5]*100000)" office:value-type="float" office:value="2874.18748599114" calcext:value-type="float">
            <text:p>2874,18748599114000000000</text:p>
          </table:table-cell>
          <table:table-cell table:formula="of:=SUM([.C5:.G5])" office:value-type="float" office:value="0.0383176979238349" calcext:value-type="float">
            <text:p>0,03831769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1" calcext:value-type="float">
            <text:p>961</text:p>
          </table:table-cell>
          <table:table-cell office:value-type="float" office:value="0.00417788901735649" calcext:value-type="float">
            <text:p>0,00417788901735649000</text:p>
          </table:table-cell>
          <table:table-cell table:formula="of:=PRODUCT([.C6];100000)" office:value-type="float" office:value="417.788901735649" calcext:value-type="float">
            <text:p>417,78890173564900000000</text:p>
          </table:table-cell>
          <table:table-cell office:value-type="float" office:value="0.0261755715601708" calcext:value-type="float">
            <text:p>0,02617557156017080000</text:p>
          </table:table-cell>
          <table:table-cell table:formula="of:=PRODUCT([.E6]*100000)" office:value-type="float" office:value="2617.55715601708" calcext:value-type="float">
            <text:p>2617,55715601708000000000</text:p>
          </table:table-cell>
          <table:table-cell office:value-type="float" office:value="0.0562744745015079" calcext:value-type="float">
            <text:p>0,05627447450150790000</text:p>
          </table:table-cell>
          <table:table-cell table:formula="of:=PRODUCT([.G6]*100000)" office:value-type="float" office:value="5627.44745015079" calcext:value-type="float">
            <text:p>5627,44745015079000000000</text:p>
          </table:table-cell>
          <table:table-cell table:formula="of:=SUM([.C6:.G6])" office:value-type="float" office:value="0.0866279350790352" calcext:value-type="float">
            <text:p>0,08662793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69" calcext:value-type="float">
            <text:p>3969</text:p>
          </table:table-cell>
          <table:table-cell office:value-type="float" office:value="0.0191089373734286" calcext:value-type="float">
            <text:p>0,01910893737342860000</text:p>
          </table:table-cell>
          <table:table-cell table:formula="of:=PRODUCT([.C7];100000)" office:value-type="float" office:value="1910.89373734286" calcext:value-type="float">
            <text:p>1910,89373734286000000000</text:p>
          </table:table-cell>
          <table:table-cell office:value-type="float" office:value="0.0831158902424837" calcext:value-type="float">
            <text:p>0,08311589024248370000</text:p>
          </table:table-cell>
          <table:table-cell table:formula="of:=PRODUCT([.E7]*100000)" office:value-type="float" office:value="8311.58902424837" calcext:value-type="float">
            <text:p>8311,58902424837000000000</text:p>
          </table:table-cell>
          <table:table-cell office:value-type="float" office:value="0.126364463311098" calcext:value-type="float">
            <text:p>0,12636446331109800000</text:p>
          </table:table-cell>
          <table:table-cell table:formula="of:=PRODUCT([.G7]*100000)" office:value-type="float" office:value="12636.4463311098" calcext:value-type="float">
            <text:p>12636,44633110980000000000</text:p>
          </table:table-cell>
          <table:table-cell table:formula="of:=SUM([.C7:.G7])" office:value-type="float" office:value="0.22858929092701" calcext:value-type="float">
            <text:p>0,228589290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129" calcext:value-type="float">
            <text:p>16129</text:p>
          </table:table-cell>
          <table:table-cell office:value-type="float" office:value="0.0377237514049288" calcext:value-type="float">
            <text:p>0,03772375140492880000</text:p>
          </table:table-cell>
          <table:table-cell table:formula="of:=PRODUCT([.C8];100000)" office:value-type="float" office:value="3772.37514049288" calcext:value-type="float">
            <text:p>3772,37514049288000000000</text:p>
          </table:table-cell>
          <table:table-cell office:value-type="float" office:value="0.221724673021503" calcext:value-type="float">
            <text:p>0,22172467302150300000</text:p>
          </table:table-cell>
          <table:table-cell table:formula="of:=PRODUCT([.E8]*100000)" office:value-type="float" office:value="22172.4673021503" calcext:value-type="float">
            <text:p>22172,46730215030000000000</text:p>
          </table:table-cell>
          <table:table-cell office:value-type="float" office:value="0.23531902879729" calcext:value-type="float">
            <text:p>0,23531902879729000000</text:p>
          </table:table-cell>
          <table:table-cell table:formula="of:=PRODUCT([.G8]*100000)" office:value-type="float" office:value="23531.902879729" calcext:value-type="float">
            <text:p>23531,90287972900000000000</text:p>
          </table:table-cell>
          <table:table-cell table:formula="of:=SUM([.C8:.G8])" office:value-type="float" office:value="0.494767453223721" calcext:value-type="float">
            <text:p>0,49476745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025" calcext:value-type="float">
            <text:p>65025</text:p>
          </table:table-cell>
          <table:table-cell office:value-type="float" office:value="0.251521400191118" calcext:value-type="float">
            <text:p>0,25152140019111800000</text:p>
          </table:table-cell>
          <table:table-cell table:formula="of:=PRODUCT([.C9];100000)" office:value-type="float" office:value="25152.1400191118" calcext:value-type="float">
            <text:p>25152,14001911180000000000</text:p>
          </table:table-cell>
          <table:table-cell office:value-type="float" office:value="0.767495395948435" calcext:value-type="float">
            <text:p>0,76749539594843500000</text:p>
          </table:table-cell>
          <table:table-cell table:formula="of:=PRODUCT([.E9]*100000)" office:value-type="float" office:value="76749.5395948435" calcext:value-type="float">
            <text:p>76749,53959484350000000000</text:p>
          </table:table-cell>
          <table:table-cell office:value-type="float" office:value="0.590088495575221" calcext:value-type="float">
            <text:p>0,59008849557522100000</text:p>
          </table:table-cell>
          <table:table-cell table:formula="of:=PRODUCT([.G9]*100000)" office:value-type="float" office:value="59008.8495575221" calcext:value-type="float">
            <text:p>59008,84955752210000000000</text:p>
          </table:table-cell>
          <table:table-cell table:formula="of:=SUM([.C9:.G9])" office:value-type="float" office:value="1.60910529171477" calcext:value-type="float">
            <text:p>1,60910529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61121" calcext:value-type="float">
            <text:p>261121</text:p>
          </table:table-cell>
          <table:table-cell office:value-type="float" office:value="0.267690825393427" calcext:value-type="float">
            <text:p>0,26769082539342700000</text:p>
          </table:table-cell>
          <table:table-cell table:formula="of:=PRODUCT([.C10];100000)" office:value-type="float" office:value="26769.0825393427" calcext:value-type="float">
            <text:p>26769,08253934270000000000</text:p>
          </table:table-cell>
          <table:table-cell office:value-type="float" office:value="2.09773489932886" calcext:value-type="float">
            <text:p>2,09773489932886000000</text:p>
          </table:table-cell>
          <table:table-cell table:formula="of:=PRODUCT([.E10]*100000)" office:value-type="float" office:value="209773.489932886" calcext:value-type="float">
            <text:p>209773,48993288600000000000</text:p>
          </table:table-cell>
          <table:table-cell office:value-type="float" office:value="1.0810635538262" calcext:value-type="float">
            <text:p>1,08106355382620000000</text:p>
          </table:table-cell>
          <table:table-cell table:formula="of:=PRODUCT([.G10]*100000)" office:value-type="float" office:value="108106.35538262" calcext:value-type="float">
            <text:p>108106,35538262000000000000</text:p>
          </table:table-cell>
          <table:table-cell table:formula="of:=SUM([.C10:.G10])" office:value-type="float" office:value="3.44648927854849" calcext:value-type="float">
            <text:p>3,446489278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46529" calcext:value-type="float">
            <text:p>1046529</text:p>
          </table:table-cell>
          <table:table-cell office:value-type="float" office:value="3.78155706727135" calcext:value-type="float">
            <text:p>3,78155706727135000000</text:p>
          </table:table-cell>
          <table:table-cell table:formula="of:=PRODUCT([.C11];100000)" office:value-type="float" office:value="378155.706727135" calcext:value-type="float">
            <text:p>378155,70672713500000000000</text:p>
          </table:table-cell>
          <table:table-cell office:value-type="float" office:value="6.44716494845361" calcext:value-type="float">
            <text:p>6,44716494845361000000</text:p>
          </table:table-cell>
          <table:table-cell table:formula="of:=PRODUCT([.E11]*100000)" office:value-type="float" office:value="644716.494845361" calcext:value-type="float">
            <text:p>644716,49484536100000000000</text:p>
          </table:table-cell>
          <table:table-cell office:value-type="float" office:value="2.48608349900596" calcext:value-type="float">
            <text:p>2,48608349900596000000</text:p>
          </table:table-cell>
          <table:table-cell table:formula="of:=PRODUCT([.G11]*100000)" office:value-type="float" office:value="248608.349900596" calcext:value-type="float">
            <text:p>248608,34990059600000000000</text:p>
          </table:table-cell>
          <table:table-cell table:formula="of:=SUM([.C11:.G11])" office:value-type="float" office:value="12.7148055147309" calcext:value-type="float">
            <text:p>12,714805514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4190209" calcext:value-type="float">
            <text:p>4190209</text:p>
          </table:table-cell>
          <table:table-cell office:value-type="float" office:value="15.9426751592357" calcext:value-type="float">
            <text:p>15,94267515923570000000</text:p>
          </table:table-cell>
          <table:table-cell table:formula="of:=PRODUCT([.C12];100000)" office:value-type="float" office:value="1594267.51592357" calcext:value-type="float">
            <text:p>1594267,51592357000000000000</text:p>
          </table:table-cell>
          <table:table-cell office:value-type="float" office:value="19.9362549800797" calcext:value-type="float">
            <text:p>19,93625498007970000000</text:p>
          </table:table-cell>
          <table:table-cell table:formula="of:=PRODUCT([.E12]*100000)" office:value-type="float" office:value="1993625.49800797" calcext:value-type="float">
            <text:p>1993625,49800797000000000000</text:p>
          </table:table-cell>
          <table:table-cell office:value-type="float" office:value="6.25343320848939" calcext:value-type="float">
            <text:p>6,25343320848939000000</text:p>
          </table:table-cell>
          <table:table-cell table:formula="of:=PRODUCT([.G12]*100000)" office:value-type="float" office:value="625343.320848939" calcext:value-type="float">
            <text:p>625343,32084893900000000000</text:p>
          </table:table-cell>
          <table:table-cell table:formula="of:=SUM([.C12:.G12])" office:value-type="float" office:value="42.1323633478047" calcext:value-type="float">
            <text:p>42,1323633478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6769025" calcext:value-type="float">
            <text:p>16769025</text:p>
          </table:table-cell>
          <table:table-cell office:value-type="float" office:value="60.1785714285714" calcext:value-type="float">
            <text:p>60,17857142857140000000</text:p>
          </table:table-cell>
          <table:table-cell table:formula="of:=PRODUCT([.C13];100000)" office:value-type="float" office:value="6017857.14285714" calcext:value-type="float">
            <text:p>6017857,14285714000000000000</text:p>
          </table:table-cell>
          <table:table-cell office:value-type="float" office:value="58.0459770114943" calcext:value-type="float">
            <text:p>58,04597701149430000000</text:p>
          </table:table-cell>
          <table:table-cell table:formula="of:=PRODUCT([.E13]*100000)" office:value-type="float" office:value="5804597.70114943" calcext:value-type="float">
            <text:p>5804597,70114943000000000000</text:p>
          </table:table-cell>
          <table:table-cell office:value-type="float" office:value="11.2979683972912" calcext:value-type="float">
            <text:p>11,29796839729120000000</text:p>
          </table:table-cell>
          <table:table-cell table:formula="of:=PRODUCT([.G13]*100000)" office:value-type="float" office:value="1129796.83972912" calcext:value-type="float">
            <text:p>1129796,83972912000000000000</text:p>
          </table:table-cell>
          <table:table-cell table:formula="of:=SUM([.C13:.G13])" office:value-type="float" office:value="129.522516837357" calcext:value-type="float">
            <text:p>129,5225168374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float" office:value="67092481" calcext:value-type="float">
            <text:p>67092481</text:p>
          </table:table-cell>
          <table:table-cell office:value-type="float" office:value="230.409090909091" calcext:value-type="float">
            <text:p>230,40909090909100000000</text:p>
          </table:table-cell>
          <table:table-cell table:formula="of:=PRODUCT([.C14];100000)" office:value-type="float" office:value="23040909.0909091" calcext:value-type="float">
            <text:p>23040909,09090910000000000000</text:p>
          </table:table-cell>
          <table:table-cell office:value-type="float" office:value="170.6" calcext:value-type="float">
            <text:p>170,60000000000000000000</text:p>
          </table:table-cell>
          <table:table-cell table:formula="of:=PRODUCT([.E14]*100000)" office:value-type="float" office:value="17060000" calcext:value-type="float">
            <text:p>17060000,00000000000000000000</text:p>
          </table:table-cell>
          <table:table-cell office:value-type="float" office:value="24.5539215686275" calcext:value-type="float">
            <text:p>24,55392156862750000000</text:p>
          </table:table-cell>
          <table:table-cell table:formula="of:=PRODUCT([.G14]*100000)" office:value-type="float" office:value="2455392.15686275" calcext:value-type="float">
            <text:p>2455392,15686275000000000000</text:p>
          </table:table-cell>
          <table:table-cell table:formula="of:=SUM([.C14:.G14])" office:value-type="float" office:value="425.563012477718" calcext:value-type="float">
            <text:p>425,5630124777</text:p>
          </table:table-cell>
        </table:table-row>
        <table:table-row table:style-name="ro1">
          <table:table-cell office:value-type="float" office:value="16383" calcext:value-type="float">
            <text:p>16383</text:p>
          </table:table-cell>
          <table:table-cell office:value-type="float" office:value="268402689" calcext:value-type="float">
            <text:p>268402689</text:p>
          </table:table-cell>
          <table:table-cell office:value-type="float" office:value="904.666666666667" calcext:value-type="float">
            <text:p>904,66666666666700000000</text:p>
          </table:table-cell>
          <table:table-cell table:formula="of:=PRODUCT([.C15];100000)" office:value-type="float" office:value="90466666.6666667" calcext:value-type="float">
            <text:p>90466666,66666670000000000000</text:p>
          </table:table-cell>
          <table:table-cell office:value-type="float" office:value="512.6" calcext:value-type="float">
            <text:p>512,60000000000000000000</text:p>
          </table:table-cell>
          <table:table-cell table:formula="of:=PRODUCT([.E15]*100000)" office:value-type="float" office:value="51260000" calcext:value-type="float">
            <text:p>51260000,00000000000000000000</text:p>
          </table:table-cell>
          <table:table-cell office:value-type="float" office:value="49.6237623762376" calcext:value-type="float">
            <text:p>49,62376237623760000000</text:p>
          </table:table-cell>
          <table:table-cell table:formula="of:=PRODUCT([.G15]*100000)" office:value-type="float" office:value="4962376.23762376" calcext:value-type="float">
            <text:p>4962376,23762376000000000000</text:p>
          </table:table-cell>
          <table:table-cell table:formula="of:=SUM([.C15:.G15])" office:value-type="float" office:value="1466.8904290429" calcext:value-type="float">
            <text:p>1466,8904290429</text:p>
          </table:table-cell>
        </table:table-row>
        <table:table-row table:style-name="ro1">
          <table:table-cell office:value-type="float" office:value="32767" calcext:value-type="float">
            <text:p>32767</text:p>
          </table:table-cell>
          <table:table-cell office:value-type="float" office:value="1073676289" calcext:value-type="float">
            <text:p>1073676289</text:p>
          </table:table-cell>
          <table:table-cell office:value-type="float" office:value="3826" calcext:value-type="float">
            <text:p>3826,00000000000000000000</text:p>
          </table:table-cell>
          <table:table-cell table:formula="of:=PRODUCT([.C16];100000)" office:value-type="float" office:value="382600000" calcext:value-type="float">
            <text:p>382600000,00000000000000000000</text:p>
          </table:table-cell>
          <table:table-cell office:value-type="float" office:value="1547.5" calcext:value-type="float">
            <text:p>1547,50000000000000000000</text:p>
          </table:table-cell>
          <table:table-cell table:formula="of:=PRODUCT([.E16]*100000)" office:value-type="float" office:value="154750000" calcext:value-type="float">
            <text:p>154750000,00000000000000000000</text:p>
          </table:table-cell>
          <table:table-cell office:value-type="float" office:value="115.818181818182" calcext:value-type="float">
            <text:p>115,81818181818200000000</text:p>
          </table:table-cell>
          <table:table-cell table:formula="of:=PRODUCT([.G16]*100000)" office:value-type="float" office:value="11581818.1818182" calcext:value-type="float">
            <text:p>11581818,18181820000000000000</text:p>
          </table:table-cell>
          <table:table-cell table:formula="of:=SUM([.C16:.G16])" office:value-type="float" office:value="5489.31818181818" calcext:value-type="float">
            <text:p>5489,3181818182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4294836225" calcext:value-type="float">
            <text:p>4294836225</text:p>
          </table:table-cell>
          <table:table-cell office:value-type="float" office:value="14767" calcext:value-type="float">
            <text:p>14767,00000000000000000000</text:p>
          </table:table-cell>
          <table:table-cell table:formula="of:=PRODUCT([.C17];100000)" office:value-type="float" office:value="1476700000" calcext:value-type="float">
            <text:p>1476700000,00000000000000000000</text:p>
          </table:table-cell>
          <table:table-cell office:value-type="float" office:value="4671" calcext:value-type="float">
            <text:p>4671,00000000000000000000</text:p>
          </table:table-cell>
          <table:table-cell table:formula="of:=PRODUCT([.E17]*100000)" office:value-type="float" office:value="467100000" calcext:value-type="float">
            <text:p>467100000,00000000000000000000</text:p>
          </table:table-cell>
          <table:table-cell office:value-type="float" office:value="251.55" calcext:value-type="float">
            <text:p>251,55000000000000000000</text:p>
          </table:table-cell>
          <table:table-cell table:formula="of:=PRODUCT([.G17]*100000)" office:value-type="float" office:value="25155000" calcext:value-type="float">
            <text:p>25155000,00000000000000000000</text:p>
          </table:table-cell>
          <table:table-cell table:formula="of:=SUM([.C17:.G17])" office:value-type="float" office:value="19689.55" calcext:value-type="float">
            <text:p>19689,5500000000</text:p>
          </table:table-cell>
        </table:table-row>
        <table:table-row table:style-name="ro1">
          <table:table-cell office:value-type="float" office:value="131071" calcext:value-type="float">
            <text:p>131071</text:p>
          </table:table-cell>
          <table:table-cell office:value-type="float" office:value="17179607041" calcext:value-type="float">
            <text:p>17179607041</text:p>
          </table:table-cell>
          <table:table-cell office:value-type="float" office:value="58477" calcext:value-type="float">
            <text:p>58477,00000000000000000000</text:p>
          </table:table-cell>
          <table:table-cell table:formula="of:=PRODUCT([.C18];100000)" office:value-type="float" office:value="5847700000" calcext:value-type="float">
            <text:p>5847700000,00000000000000000000</text:p>
          </table:table-cell>
          <table:table-cell office:value-type="float" office:value="13514" calcext:value-type="float">
            <text:p>13514,00000000000000000000</text:p>
          </table:table-cell>
          <table:table-cell table:formula="of:=PRODUCT([.E18]*100000)" office:value-type="float" office:value="1351400000" calcext:value-type="float">
            <text:p>1351400000,00000000000000000000</text:p>
          </table:table-cell>
          <table:table-cell office:value-type="float" office:value="763.142857142857" calcext:value-type="float">
            <text:p>763,14285714285700000000</text:p>
          </table:table-cell>
          <table:table-cell table:formula="of:=PRODUCT([.G18]*100000)" office:value-type="float" office:value="76314285.7142857" calcext:value-type="float">
            <text:p>76314285,71428570000000000000</text:p>
          </table:table-cell>
          <table:table-cell table:formula="of:=SUM([.C18:.G18])" office:value-type="float" office:value="72754.1428571429" calcext:value-type="float">
            <text:p>72754,1428571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0" loext:min-decimal-places="10" number:min-integer-digits="1"/>
    </number:number-style>
    <number:number-style style:name="N108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2:58:21.360104537</dc:date>
    <meta:editing-duration>PT11M37S</meta:editing-duration>
    <meta:editing-cycles>2</meta:editing-cycles>
    <meta:generator>LibreOffice/5.1.6.2$Linux_X86_64 LibreOffice_project/10m0$Build-2</meta:generator>
    <meta:document-statistic meta:table-count="1" meta:cell-count="161" meta:object-count="0"/>
  </office:meta>
</office:document-meta>
</file>